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LockManager.unlock(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LockManager.isLockHolder( Session session , NodeImpl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ALockManager.lockTokenAdded( SessionImpl session , String 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LockManager.getLock( NodeImpl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ALockManager.afterOperation( TransactionContext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ALockManager.XALockManager( LockManagerImpl lock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LockManager.associate( TransactionContext 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ALockManager.lock( NodeImpl node , boolean isDeep , boolean isSessionScop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ALockManager.commit( TransactionContext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ALockManager.lockTokenRemoved( SessionImpl session , String 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LockManager.beforeOperation( TransactionContext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ALockManager.isInX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LockManager.isLocked(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ALockManager.holdsLock( NodeImpl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ALockManager.getLocks( SessionImpl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ALockManager.differentXAEnv( AbstractLock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LockManager.checkLock( Path path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LockManager.prepare( TransactionContext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ALockManager.checkLock( NodeImpl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ALockManager.rollback( TransactionContext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